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 style:list-style-name="L1">
      <style:paragraph-properties style:writing-mode="lr-tb"/>
    </style:style>
    <style:style style:name="P2" style:family="paragraph" style:parent-style-name="Text_20_body" style:list-style-name="L3">
      <style:paragraph-properties style:writing-mode="lr-tb"/>
    </style:style>
    <style:style style:name="P3" style:family="paragraph" style:parent-style-name="Text_20_body">
      <style:paragraph-properties style:writing-mode="lr-tb"/>
      <style:text-properties officeooo:rsid="00150d23" officeooo:paragraph-rsid="00150d23"/>
    </style:style>
    <style:style style:name="T1" style:family="text">
      <style:text-properties officeooo:rsid="001aa6f9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617070667" text:style-name="L1">
        <text:list-header>
          <text:p text:style-name="P1"/>
        </text:list-header>
        <text:list-item text:style-override="L3">
          <text:p text:style-name="P2"><text:bookmark text:name="yui_3_17_2_1_1602267010684_108"/><text:bookmark text:name="yui_3_17_2_1_1602267010684_107"/>Describa cuál fue el cambio realizado. Explique brevemente si considera que el cambio realizado es mejor o peor en algún aspecto. Si considera que no hay diferencia, explique por qué (10 pts).</text:p>
        </text:list-item>
      </text:list>
      <text:p text:style-name="P3">Modifique el codigo para que en lugar de senalizar con un semaforo que el cuarto se encuentra vacio y que el dean salga, se senalice con un mutex y una variable de condicion, me parece que es mas limpio en cuanto a lineas de codigo, <text:span text:style-name="T1">ademas de que no necesita crear estructuras de datos de control </text:span>y en cuanto a ejecucion parece ser mas rapido en tiempos. 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09T11:09:06.259243249</meta:creation-date>
    <dc:date>2020-10-09T13:11:56.028684482</dc:date>
    <meta:editing-duration>PT15M58S</meta:editing-duration>
    <meta:editing-cycles>4</meta:editing-cycles>
    <meta:generator>LibreOffice/6.4.5.2$Linux_X86_64 LibreOffice_project/40$Build-2</meta:generator>
    <meta:document-statistic meta:table-count="0" meta:image-count="0" meta:object-count="0" meta:page-count="1" meta:paragraph-count="2" meta:word-count="100" meta:character-count="548" meta:non-whitespace-character-count="450"/>
  </office:meta>
</office:document-meta>
</file>